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E15198BDDB8E12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5.749cm" svg:height="15.749cm" svg:x="6.211cm" svg:y="0.05cm">
          <draw:image xlink:href="Pictures/100000010000040000000400E15198BDDB8E12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21:58:26.179000000</meta:creation-date>
    <dc:date>2023-03-21T22:06:07.530000000</dc:date>
    <meta:editing-duration>PT7M3S</meta:editing-duration>
    <meta:editing-cycles>1</meta:editing-cycles>
    <meta:generator>LibreOffice/7.2.7.2$Windows_X86_64 LibreOffice_project/8d71d29d553c0f7dcbfa38fbfda25ee34cce99a2</meta:generator>
    <meta:document-statistic meta:object-count="24"/>
  </office:meta>
</office:document-meta>
</file>